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Heading_20_1">
      <style:paragraph-properties fo:break-before="page"/>
      <style:text-properties officeooo:rsid="001aa711" officeooo:paragraph-rsid="001aa711"/>
    </style:style>
    <style:style style:name="P5" style:family="paragraph" style:parent-style-name="Text_20_body" style:list-style-name="L1">
      <style:text-properties officeooo:paragraph-rsid="001bf298"/>
    </style:style>
    <style:style style:name="P6" style:family="paragraph" style:parent-style-name="Text_20_body" style:list-style-name="L1">
      <style:text-properties officeooo:paragraph-rsid="001da108"/>
    </style:style>
    <style:style style:name="P7" style:family="paragraph" style:parent-style-name="Text_20_body" style:list-style-name="L1">
      <style:text-properties style:text-position="0% 100%" officeooo:rsid="001aa711" officeooo:paragraph-rsid="001aa711"/>
    </style:style>
    <style:style style:name="P8" style:family="paragraph" style:parent-style-name="Text_20_body" style:list-style-name="L1">
      <style:text-properties officeooo:rsid="00206b92" officeooo:paragraph-rsid="00206b92"/>
    </style:style>
    <style:style style:name="P9" style:family="paragraph" style:parent-style-name="Text_20_body" style:list-style-name="L1">
      <style:text-properties officeooo:rsid="00209617" officeooo:paragraph-rsid="00209617"/>
    </style:style>
    <style:style style:name="T1" style:family="text">
      <style:text-properties loext:padding="0cm" loext:border="none"/>
    </style:style>
    <style:style style:name="T2" style:family="text">
      <style:text-properties style:text-position="0% 100%" officeooo:rsid="001aa711"/>
    </style:style>
    <style:style style:name="T3" style:family="text">
      <style:text-properties style:text-position="0% 100%" officeooo:rsid="001bf298"/>
    </style:style>
    <style:style style:name="T4" style:family="text">
      <style:text-properties officeooo:rsid="001da108"/>
    </style:style>
    <style:style style:name="T5" style:family="text">
      <style:text-properties officeooo:rsid="001e8380"/>
    </style:style>
    <style:style style:name="T6" style:family="text">
      <style:text-properties officeooo:rsid="00206b9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text:p>
      <text:p text:style-name="P1">David Jepsson 19920125-5271</text:p>
      <text:p text:style-name="P2"/>
      <text:p text:style-name="P2"/>
      <text:p text:style-name="P2"/>
      <text:h text:style-name="P4" text:outline-level="1">Deluppgifter</text:h>
      <text:list xml:id="list2135253598" text:style-name="L1">
        <text:list-item>
          <text:p text:style-name="P7">sed -i 's/Linux programmerare/linuxprogrammerare/g' text1.txt</text:p>
        </text:list-item>
        <text:list-item>
          <text:p text:style-name="P5"><text:span text:style-name="T2">sed -</text:span><text:span text:style-name="T3">i </text:span><text:span text:style-name="T2">'s/\([^ ]* [^ ]* \).*/\1</text:span><text:span text:style-name="T1">xxxxxx-xxxx</text:span><text:span text:style-name="T2">/g' </text:span><text:span text:style-name="T3">text2.txt</text:span></text:p>
        </text:list-item>
        <text:list-item>
          <text:p text:style-name="P6"><text:span text:style-name="T2">sed -</text:span><text:span text:style-name="T3">i </text:span><text:span text:style-name="T2">'s/\([^ ]* [^ ]* \).*/\1/g' </text:span><text:span text:style-name="T3">text2.txt</text:span></text:p>
        </text:list-item>
        <text:list-item>
          <text:p text:style-name="P6">sed -<text:span text:style-name="T4">i </text:span>'/[0-9]/d' <text:span text:style-name="T4">text2.txt</text:span></text:p>
        </text:list-item>
        <text:list-item>
          <text:p text:style-name="P6">awk '{for(i=1;i&lt;=NF;i++) if($i~/^[0-9]/) print $i}' <text:span text:style-name="T5">text2.txt</text:span></text:p>
        </text:list-item>
        <text:list-item>
          <text:p text:style-name="P6"><text:span text:style-name="T6">Se bifogad fil</text:span> </text:p>
        </text:list-item>
        <text:list-item>
          <text:p text:style-name="P8">Mainscriptet skriver ut X i en loop som går 1 gång i sekunden, och varje gång den loopar så lägger den på 1 till X. Increment händer ifall använderen trycker ctrl+c. När detta händer så lägger den på 500 på X, sen går den tillbaka till mainscript. Ifall resultatet av X blir över 2000 efter att den har lagt till 500, så avslutar den scriptet. <text:line-break/><text:line-break/>”trap” har många användningsområden. Rent generellt så används det för att plocka upp signaler som skickas medans ett program körs, och sedan ta relevanta åtgärder. I detta fall så används det för att förhindra att man avslutar scriptet på direkten, men det kan också användas för att avsluta ett program på ett säkert sätt ifall användaren vill avbryta programmet innan allt är klart, eller för att hantera ett error som kommer upp medans programmet körs. </text:p>
        </text:list-item>
        <text:list-item>
          <text:p text:style-name="P9">Se bifogad fi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3-31T09:18:43.032410135</dc:date>
    <meta:editing-duration>PT1H8M7S</meta:editing-duration>
    <meta:editing-cycles>4</meta:editing-cycles>
    <meta:generator>LibreOffice/7.3.7.2$Linux_X86_64 LibreOffice_project/30$Build-2</meta:generator>
    <meta:document-statistic meta:table-count="0" meta:image-count="0" meta:object-count="0" meta:page-count="2" meta:paragraph-count="11" meta:word-count="190" meta:character-count="1141" meta:non-whitespace-character-count="966"/>
  </office:meta>
</office:document-meta>
</file>